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officeooo:rsid="00087978" officeooo:paragraph-rsid="00087978"/>
    </style:style>
    <style:style style:name="P2" style:family="paragraph" style:parent-style-name="Preformatted_20_Text">
      <style:text-properties fo:color="#330099" fo:font-size="15pt" fo:font-style="normal" style:text-underline-style="solid" style:text-underline-width="auto" style:text-underline-color="font-color" fo:font-weight="bold" officeooo:rsid="00087978" officeooo:paragraph-rsid="00087978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color="#3399ff"/>
    </style:style>
    <style:style style:name="T2" style:family="text">
      <style:text-properties fo:color="#3399ff" fo:font-size="12pt" style:font-size-asian="12pt" style:font-size-complex="12pt"/>
    </style:style>
    <style:style style:name="T3" style:family="text">
      <style:text-properties fo:color="#3399ff" fo:font-size="11pt" style:font-size-asian="11pt" style:font-size-complex="11pt"/>
    </style:style>
    <style:style style:name="T4" style:family="text">
      <style:text-properties fo:color="#3399ff" fo:font-size="11pt" fo:font-style="italic" style:font-size-asian="11pt" style:font-style-asian="italic" style:font-size-complex="11pt" style:font-style-complex="italic"/>
    </style:style>
    <style:style style:name="T5" style:family="text">
      <style:text-properties fo:color="#3399ff"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SPITAL</text:p>
      <text:p text:style-name="P1"><text:s text:c="4"/>-<text:span text:style-name="T5">SUBCLASSES</text:span></text:p>
      <text:p text:style-name="P1"><text:s text:c="8"/>-Dental</text:p>
      <text:p text:style-name="P1"><text:s text:c="8"/>-Mental hospital</text:p>
      <text:p text:style-name="P1"><text:s text:c="8"/>-Orthopedic hospital</text:p>
      <text:p text:style-name="P1"><text:s text:c="8"/>-Pediatric hospital</text:p>
      <text:p text:style-name="P1"><text:s text:c="8"/>-Tuberculosis hospital</text:p>
      <text:p text:style-name="P1"><text:s text:c="8"/>-College infirmary</text:p>
      <text:p text:style-name="P1"><text:s text:c="4"/>-<text:span text:style-name="T5">SPECIALIZATION</text:span></text:p>
      <text:p text:style-name="P1"><text:s text:c="8"/>-It is attribute defined with attribute name hospital_type</text:p>
      <text:p text:style-name="P1"><text:s text:c="4"/>-<text:span text:style-name="T5">DISJOINTNESS</text:span> <text:span text:style-name="T5">CONSTRAINT</text:span></text:p>
      <text:p text:style-name="P1"><text:s text:c="8"/>-The instance of superclass HOSPITAL cannot be the member</text:p>
      <text:p text:style-name="P1"><text:s text:c="8"/>of two or more subclasses simultaneously</text:p>
      <text:p text:style-name="P1"><text:s text:c="4"/>-<text:span text:style-name="T5">COMPLETENESS</text:span> <text:span text:style-name="T5">CONSTRAINT</text:span></text:p>
      <text:p text:style-name="P1"><text:s text:c="8"/>-instance of a superclass will always be a member of at </text:p>
      <text:p text:style-name="P1"><text:s text:c="8"/>least one subclass.</text:p>
      <text:p text:style-name="P1"><text:s text:c="4"/>-<text:span text:style-name="T5">ENTITIES</text:span> <text:span text:style-name="T5">AND</text:span> <text:span text:style-name="T5">THEIR</text:span> <text:span text:style-name="T5">DATATYPES</text:span></text:p>
      <text:p text:style-name="P1"><text:s text:c="4"/>(</text:p>
      <text:p text:style-name="P1"><text:s text:c="8"/>hospital_id INT NOT NULL AUTO_INCREMENT,</text:p>
      <text:p text:style-name="P1"><text:s text:c="8"/>hospital_name CHAR(30) NOT NULL,</text:p>
      <text:p text:style-name="P1"><text:s text:c="8"/>hospital_type CHAR(30),</text:p>
      <text:p text:style-name="P1"><text:s text:c="8"/>address CHAR(50),</text:p>
      <text:p text:style-name="P1"><text:s text:c="8"/>PRIMARY KEY( hospital_id )</text:p>
      <text:p text:style-name="P1"><text:s text:c="4"/>)</text:p>
      <text:p text:style-name="P1"/>
      <text:p text:style-name="P2">DOCTOR</text:p>
      <text:p text:style-name="P1"><text:s text:c="4"/>-<text:span text:style-name="T5">SUBCLASSES</text:span></text:p>
      <text:p text:style-name="P1"><text:s text:c="8"/>-None</text:p>
      <text:p text:style-name="P1"><text:s text:c="4"/>-<text:span text:style-name="T5">SPECIALIZATION</text:span></text:p>
      <text:p text:style-name="P1"><text:s text:c="8"/>-None</text:p>
      <text:p text:style-name="P1"><text:s text:c="4"/>-<text:span text:style-name="T5">DISJOINTNESS</text:span> <text:span text:style-name="T5">CONSTRAINT</text:span></text:p>
      <text:p text:style-name="P1"><text:s text:c="8"/>-None</text:p>
      <text:p text:style-name="P1"><text:s text:c="4"/>-<text:span text:style-name="T5">COMPLETENESS</text:span> <text:span text:style-name="T5">CONSTRAINT</text:span></text:p>
      <text:p text:style-name="P1"><text:s text:c="8"/>-None</text:p>
      <text:p text:style-name="P1"><text:s text:c="4"/>-<text:span text:style-name="T5">ENTITIES AND THEIR DATATYPES</text:span></text:p>
      <text:p text:style-name="P1"><text:s text:c="4"/>(</text:p>
      <text:p text:style-name="P1"><text:s text:c="8"/>doctor_id INT NOT NULL AUTO_INCREMENT,</text:p>
      <text:p text:style-name="P1"><text:s text:c="8"/>first_name CHAR(20),</text:p>
      <text:p text:style-name="P1"><text:s text:c="8"/>last_name CHAR(20),</text:p>
      <text:p text:style-name="P1"><text:s text:c="8"/>phone_no INT,</text:p>
      <text:p text:style-name="P1"><text:s text:c="8"/>address CHAR(50),</text:p>
      <text:p text:style-name="P1"><text:s text:c="8"/>hospital_id INT NOT NULL,</text:p>
      <text:p text:style-name="P1"><text:s text:c="8"/>sex CHAR(1),</text:p>
      <text:p text:style-name="P1"><text:s text:c="8"/>qualification CHAR(50),</text:p>
      <text:p text:style-name="P1"><text:s text:c="8"/>PRIMARY KEY( doctor_id ),</text:p>
      <text:p text:style-name="P1"><text:s text:c="8"/>FOREIGN KEY (hospital_id) REFERENCES HOSPITAL(hospital_id) </text:p>
      <text:p text:style-name="P1"><text:s text:c="4"/>)</text:p>
      <text:p text:style-name="P1"/>
      <text:p text:style-name="P2">CUSTOMER</text:p>
      <text:p text:style-name="P1"><text:s text:c="4"/>-<text:span text:style-name="T5">SUBCLASSES</text:span></text:p>
      <text:p text:style-name="P1"><text:s text:c="8"/>-None</text:p>
      <text:p text:style-name="P1"><text:s text:c="4"/>-<text:span text:style-name="T5">SPECIALIZATION</text:span></text:p>
      <text:p text:style-name="P1"><text:s text:c="8"/>-None</text:p>
      <text:p text:style-name="P1"><text:s text:c="4"/>-<text:span text:style-name="T5">DISJOINTNESS CONSTRAINT</text:span></text:p>
      <text:p text:style-name="P1"><text:s text:c="8"/>-None</text:p>
      <text:p text:style-name="P1"><text:s text:c="4"/>-<text:span text:style-name="T5">COMPLETENESS CONSTRAINT</text:span></text:p>
      <text:p text:style-name="P1"><text:s text:c="8"/>-None</text:p>
      <text:p text:style-name="P1"><text:s text:c="4"/>-<text:span text:style-name="T5">ENTITIES AND THEIR DATATYPES</text:span></text:p>
      <text:p text:style-name="P1"><text:s text:c="4"/>(</text:p>
      <text:p text:style-name="P1"><text:s text:c="8"/>customer_id INT NOT NULL AUTO_INCREMENT,</text:p>
      <text:p text:style-name="P1"><text:s text:c="8"/>first_name CHAR(20),</text:p>
      <text:p text:style-name="P1"><text:soft-page-break/><text:s text:c="8"/>last_name CHAR(20),</text:p>
      <text:p text:style-name="P1"><text:s text:c="8"/>address CHAR(50),</text:p>
      <text:p text:style-name="P1"><text:s text:c="8"/>sex CHAR(1),</text:p>
      <text:p text:style-name="P1"><text:s text:c="8"/>phone_no CHAR(12),</text:p>
      <text:p text:style-name="P1"><text:s text:c="8"/>doctor_id INT,</text:p>
      <text:p text:style-name="P1"><text:s text:c="8"/>PRIMARY KEY(customer_id),</text:p>
      <text:p text:style-name="P1"><text:s text:c="8"/>FOREIGN KEY (doctor_id) REFERENCES DOCTOR(doctor_id)</text:p>
      <text:p text:style-name="P1"><text:s text:c="4"/>)</text:p>
      <text:p text:style-name="P1"/>
      <text:p text:style-name="P2">INDUSTRY</text:p>
      <text:p text:style-name="P1"><text:s text:c="4"/>-<text:span text:style-name="T5">SUBCLASSES</text:span></text:p>
      <text:p text:style-name="P1"><text:s text:c="8"/>-None</text:p>
      <text:p text:style-name="P1"><text:s text:c="4"/>-<text:span text:style-name="T5">SPECIALIZATION</text:span></text:p>
      <text:p text:style-name="P1"><text:s text:c="8"/>-None</text:p>
      <text:p text:style-name="P1"><text:s text:c="4"/>-<text:span text:style-name="T5">DISJOINTNESS</text:span> <text:span text:style-name="T5">CONSTRAINT</text:span></text:p>
      <text:p text:style-name="P1"><text:s text:c="8"/>-None</text:p>
      <text:p text:style-name="P1"><text:s text:c="4"/>-<text:span text:style-name="T5">COMPLETENESS</text:span> <text:span text:style-name="T5">CONSTRAINT</text:span></text:p>
      <text:p text:style-name="P1"><text:s text:c="8"/>-None</text:p>
      <text:p text:style-name="P1"><text:s text:c="4"/>-<text:span text:style-name="T5">ENTITIES</text:span> <text:span text:style-name="T5">AND</text:span> <text:span text:style-name="T5">THEIR</text:span> <text:span text:style-name="T5">DATATYPES</text:span></text:p>
      <text:p text:style-name="P1"><text:s text:c="4"/>(</text:p>
      <text:p text:style-name="P1"><text:s text:c="8"/>industry_id INT NOT NULL AUTO_INCREMENT,</text:p>
      <text:p text:style-name="P1"><text:s text:c="8"/>address CHAR(50),</text:p>
      <text:p text:style-name="P1"><text:s text:c="8"/>industry_name CHAR(30) NOT NULL,</text:p>
      <text:p text:style-name="P1"><text:s text:c="8"/>PRIMARY KEY(industry_id)</text:p>
      <text:p text:style-name="P1"><text:s text:c="4"/>)</text:p>
      <text:p text:style-name="P1"/>
      <text:p text:style-name="P2">STORE</text:p>
      <text:p text:style-name="P1"><text:s text:c="4"/>-<text:span text:style-name="T5">SUBCLASSES</text:span></text:p>
      <text:p text:style-name="P1"><text:s text:c="8"/>-None</text:p>
      <text:p text:style-name="P1"><text:s text:c="4"/>-<text:span text:style-name="T5">SPECIALIZATION</text:span></text:p>
      <text:p text:style-name="P1"><text:s text:c="8"/>-None</text:p>
      <text:p text:style-name="P1"><text:s text:c="4"/>-<text:span text:style-name="T5">DISJOINTNESS</text:span> <text:span text:style-name="T5">CONSTRAINT</text:span></text:p>
      <text:p text:style-name="P1"><text:s text:c="8"/>-None</text:p>
      <text:p text:style-name="P1"><text:s text:c="4"/>-<text:span text:style-name="T5">COMPLETENESS</text:span> <text:span text:style-name="T5">CONSTRAINT</text:span></text:p>
      <text:p text:style-name="P1"><text:s text:c="8"/>-None</text:p>
      <text:p text:style-name="P1"><text:s text:c="4"/>-<text:span text:style-name="T5">ENTITIES</text:span> <text:span text:style-name="T5">AND</text:span> <text:span text:style-name="T5">THEIR</text:span> <text:span text:style-name="T5">DATATYPES</text:span></text:p>
      <text:p text:style-name="P1"><text:s text:c="4"/>(</text:p>
      <text:p text:style-name="P1"><text:s text:c="8"/>store_id INT NOT NULL AUTO_INCREMENT,</text:p>
      <text:p text:style-name="P1"><text:s text:c="8"/>address CHAR(50),</text:p>
      <text:p text:style-name="P1"><text:s text:c="8"/>established_on DATE,</text:p>
      <text:p text:style-name="P1"><text:s text:c="8"/>contact_no CHAR(12),</text:p>
      <text:p text:style-name="P1"><text:s text:c="8"/>start_time TIME,</text:p>
      <text:p text:style-name="P1"><text:s text:c="8"/>PRIMARY KEY(store_id)</text:p>
      <text:p text:style-name="P1"><text:s text:c="4"/>)</text:p>
      <text:p text:style-name="P1"/>
      <text:p text:style-name="P2">EMPLOYEE</text:p>
      <text:p text:style-name="P1"><text:s text:c="4"/>-<text:span text:style-name="T5">SUBCLASSES</text:span></text:p>
      <text:p text:style-name="P1"><text:s text:c="8"/>-Admin(All the privileges)</text:p>
      <text:p text:style-name="P1"><text:s text:c="8"/>-Manager</text:p>
      <text:p text:style-name="P1"><text:s text:c="8"/>-Simple Employee</text:p>
      <text:p text:style-name="P1"><text:s text:c="4"/>-<text:span text:style-name="T5">SPECIALIZATION</text:span></text:p>
      <text:p text:style-name="P1"><text:s text:c="8"/>-It is attribute defined with attribute name hospital_type</text:p>
      <text:p text:style-name="P1"><text:s text:c="4"/>-<text:span text:style-name="T5">DISJOINTNESS CONSTRAINT</text:span></text:p>
      <text:p text:style-name="P1"><text:s text:c="8"/>-The instance of superclass HOSPITAL cannot be the member</text:p>
      <text:p text:style-name="P1"><text:s text:c="8"/>of two or more subclasses simultaneously</text:p>
      <text:p text:style-name="P1"><text:s text:c="4"/>-<text:span text:style-name="T5">COMPLETENESS</text:span> <text:span text:style-name="T5">CONSTRAINT</text:span></text:p>
      <text:p text:style-name="P1"><text:s text:c="8"/>-instance of a superclass will always be a member of at </text:p>
      <text:p text:style-name="P1"><text:s text:c="8"/>least one subclass.</text:p>
      <text:p text:style-name="P1"><text:s text:c="4"/>-<text:span text:style-name="T5">ENTITIES</text:span> <text:span text:style-name="T5">AND</text:span> <text:span text:style-name="T5">THEIR</text:span> <text:span text:style-name="T5">DATATYPES</text:span></text:p>
      <text:p text:style-name="P1"><text:s text:c="4"/>(</text:p>
      <text:p text:style-name="P1"><text:s text:c="8"/>employee_id INT NOT NULL AUTO_INCREMENT,</text:p>
      <text:p text:style-name="P1"><text:soft-page-break/><text:s text:c="8"/>user_name CHAR(15) NOT NULL,</text:p>
      <text:p text:style-name="P1"><text:s text:c="8"/>first_name CHAR(15),</text:p>
      <text:p text:style-name="P1"><text:s text:c="8"/>last_name CHAR(15),</text:p>
      <text:p text:style-name="P1"><text:s text:c="8"/>imageType VARCHAR(25) DEFAULT '',</text:p>
      <text:p text:style-name="P1"><text:s text:c="8"/>imageData mediumblob,</text:p>
      <text:p text:style-name="P1"><text:s text:c="8"/>dob DATE,</text:p>
      <text:p text:style-name="P1"><text:s text:c="8"/>sex CHAR(1),</text:p>
      <text:p text:style-name="P1"><text:s text:c="8"/>date_of_joining DATE,</text:p>
      <text:p text:style-name="P1"><text:s text:c="8"/>address CHAR(50),</text:p>
      <text:p text:style-name="P1"><text:s text:c="8"/>salary INT,</text:p>
      <text:p text:style-name="P1"><text:s text:c="8"/>employee_type CHAR(1),</text:p>
      <text:p text:style-name="P1"><text:s text:c="8"/>phone_no CHAR(12),</text:p>
      <text:p text:style-name="P1"><text:s text:c="8"/>qualification CHAR(50),</text:p>
      <text:p text:style-name="P1"><text:s text:c="8"/>password CHAR(32),</text:p>
      <text:p text:style-name="P1"><text:s text:c="8"/>store_id INT,</text:p>
      <text:p text:style-name="P1"><text:s text:c="8"/>PRIMARY KEY(employee_id),</text:p>
      <text:p text:style-name="P1"><text:s text:c="8"/>FOREIGN KEY (store_id) REFERENCES STORE(store_id)</text:p>
      <text:p text:style-name="P1"><text:s text:c="4"/>)</text:p>
      <text:p text:style-name="P1"/>
      <text:p text:style-name="P2">PRODUCT</text:p>
      <text:p text:style-name="P1"><text:s text:c="4"/>-<text:span text:style-name="T5">SUBCLASSES</text:span></text:p>
      <text:p text:style-name="P1"><text:s text:c="8"/>-None</text:p>
      <text:p text:style-name="P1"><text:s text:c="4"/>-<text:span text:style-name="T5">SPECIALIZATION</text:span></text:p>
      <text:p text:style-name="P1"><text:s text:c="8"/>-None</text:p>
      <text:p text:style-name="P1"><text:s text:c="4"/>-<text:span text:style-name="T5">DISJOINTNESS CONSTRAINT</text:span></text:p>
      <text:p text:style-name="P1"><text:s text:c="8"/>-None</text:p>
      <text:p text:style-name="P1"><text:s text:c="4"/>-<text:span text:style-name="T5">COMPLETENESS</text:span> <text:span text:style-name="T5">CONSTRAINT</text:span></text:p>
      <text:p text:style-name="P1"><text:s text:c="8"/>-None</text:p>
      <text:p text:style-name="P1"><text:s text:c="4"/>-<text:span text:style-name="T5">ENTITIES</text:span> <text:span text:style-name="T5">AND</text:span> <text:span text:style-name="T5">THEIR</text:span> <text:span text:style-name="T5">DATATYPES</text:span></text:p>
      <text:p text:style-name="P1"><text:s text:c="4"/>(</text:p>
      <text:p text:style-name="P1"><text:s text:c="8"/>product_name CHAR(30) NOT NULL,</text:p>
      <text:p text:style-name="P1"><text:s text:c="8"/>store_id INT,</text:p>
      <text:p text:style-name="P1"><text:s text:c="8"/>no_of_items INT DEFAULT 0,</text:p>
      <text:p text:style-name="P1"><text:s text:c="8"/>manufacture_date DATE,</text:p>
      <text:p text:style-name="P1"><text:s text:c="8"/>expire_date DATE,</text:p>
      <text:p text:style-name="P1"><text:s text:c="8"/>procurrent_cost INT,</text:p>
      <text:p text:style-name="P1"><text:s text:c="8"/>imageType VARCHAR(50),</text:p>
      <text:p text:style-name="P1"><text:s text:c="8"/>imageData mediumblob,</text:p>
      <text:p text:style-name="P1"><text:s text:c="8"/>PRIMARY KEY(product_name),</text:p>
      <text:p text:style-name="P1"><text:s text:c="8"/>FOREIGN KEY (store_id) REFERENCES STORE(store_id)</text:p>
      <text:p text:style-name="P1"><text:s text:c="4"/>)</text:p>
      <text:p text:style-name="P1"/>
      <text:p text:style-name="P2">PURCHASE</text:p>
      <text:p text:style-name="P1"><text:s text:c="4"/>-<text:span text:style-name="T5">SUBCLASSES</text:span></text:p>
      <text:p text:style-name="P1"><text:s text:c="8"/>-None</text:p>
      <text:p text:style-name="P1"><text:s text:c="4"/>-<text:span text:style-name="T5">SPECIALIZATION</text:span></text:p>
      <text:p text:style-name="P1"><text:s text:c="8"/>-None</text:p>
      <text:p text:style-name="P1"><text:s text:c="4"/>-<text:span text:style-name="T5">DISJOINTNESS</text:span> <text:span text:style-name="T5">CONSTRAINT</text:span></text:p>
      <text:p text:style-name="P1"><text:s text:c="8"/>-None</text:p>
      <text:p text:style-name="P1"><text:s text:c="4"/>-<text:span text:style-name="T5">COMPLETENESS</text:span> <text:span text:style-name="T5">CONSTRAINT</text:span></text:p>
      <text:p text:style-name="P1"><text:s text:c="8"/>-None</text:p>
      <text:p text:style-name="P1"><text:s text:c="4"/>-<text:span text:style-name="T5">ENTITIES</text:span> <text:span text:style-name="T5">AND</text:span> <text:span text:style-name="T5">THEIR</text:span> <text:span text:style-name="T5">DATATYPES</text:span></text:p>
      <text:p text:style-name="P1"><text:s text:c="4"/>(</text:p>
      <text:p text:style-name="P1"><text:s text:c="8"/>purchase_id INT NOT NULL,</text:p>
      <text:p text:style-name="P1"><text:s text:c="8"/>customer_id INT NOT NULL,</text:p>
      <text:p text:style-name="P1"><text:s text:c="8"/>date_of_purchase DATE NOT NULL,</text:p>
      <text:p text:style-name="P1"><text:s text:c="8"/>payment_method CHAR(20),</text:p>
      <text:p text:style-name="P1"><text:s text:c="8"/>product_name CHAR(30) NOT NULL,</text:p>
      <text:p text:style-name="P1"><text:s text:c="8"/>total_items INT,</text:p>
      <text:p text:style-name="P1"><text:s text:c="8"/>total_price INT,</text:p>
      <text:p text:style-name="P1"><text:s text:c="8"/>discount INT,</text:p>
      <text:p text:style-name="P1"><text:s text:c="8"/>FOREIGN KEY (customer_id) REFERENCES CUSTOMER(customer_id)</text:p>
      <text:p text:style-name="P1"><text:soft-page-break/><text:s text:c="8"/>#FOREIGN KEY (product_name) REFERENCES PRODUCT(product_name)</text:p>
      <text:p text:style-name="P1"><text:s text:c="4"/>)</text:p>
      <text:p text:style-name="P1"/>
      <text:p text:style-name="P2">DELIVERY</text:p>
      <text:p text:style-name="P1"><text:s text:c="4"/>-<text:span text:style-name="T5">SUBCLASSES</text:span></text:p>
      <text:p text:style-name="P1"><text:s text:c="8"/>-None</text:p>
      <text:p text:style-name="P1"><text:s text:c="4"/>-<text:span text:style-name="T5">SPECIALIZATION</text:span></text:p>
      <text:p text:style-name="P1"><text:s text:c="8"/>-None</text:p>
      <text:p text:style-name="P1"><text:s text:c="4"/>-<text:span text:style-name="T5">DISJOINTNESS</text:span> <text:span text:style-name="T5">CONSTRAINT</text:span></text:p>
      <text:p text:style-name="P1"><text:s text:c="8"/>-None</text:p>
      <text:p text:style-name="P1"><text:s text:c="4"/>-<text:span text:style-name="T5">COMPLETENESS</text:span> <text:span text:style-name="T5">CONSTRAINT</text:span></text:p>
      <text:p text:style-name="P1"><text:s text:c="8"/>-None</text:p>
      <text:p text:style-name="P1"><text:s text:c="4"/>-<text:span text:style-name="T5">ENTITIES</text:span> <text:span text:style-name="T5">AND</text:span> <text:span text:style-name="T5">THEIR</text:span> <text:span text:style-name="T5">DATATYPES</text:span></text:p>
      <text:p text:style-name="P1"><text:s text:c="4"/>(</text:p>
      <text:p text:style-name="P1"><text:s text:c="8"/>industry_id INT NOT NULL,</text:p>
      <text:p text:style-name="P1"><text:s text:c="8"/>product_name CHAR(30) NOT NULL,</text:p>
      <text:p text:style-name="P1"><text:s text:c="8"/>total_items INT,</text:p>
      <text:p text:style-name="P1"><text:s text:c="8"/>time_of_delivery TIMESTAMP DEFAULT CURRENT_TIMESTAMP,</text:p>
      <text:p text:style-name="P1"><text:s text:c="8"/>total_paid INT,</text:p>
      <text:p text:style-name="P1"><text:s text:c="8"/>FOREIGN KEY (industry_id) REFERENCES INDUSTRY(industry_id),</text:p>
      <text:p text:style-name="P1"><text:s text:c="8"/>FOREIGN KEY (product_name) REFERENCES PRODUCT(product_name)</text:p>
      <text:p text:style-name="P1"><text:s text:c="4"/>)</text:p>
      <text:p text:style-name="P1"/>
      <text:p text:style-name="P2">FEEDBACK</text:p>
      <text:p text:style-name="P1"><text:s text:c="4"/>-<text:span text:style-name="T5">SUBCLASSES</text:span></text:p>
      <text:p text:style-name="P1"><text:s text:c="8"/>-None</text:p>
      <text:p text:style-name="P1"><text:s text:c="4"/>-<text:span text:style-name="T5">SPECIALIZATION</text:span></text:p>
      <text:p text:style-name="P1"><text:s text:c="8"/>-None</text:p>
      <text:p text:style-name="P1"><text:s text:c="4"/>-<text:span text:style-name="T5">DISJOINTNESS</text:span> <text:span text:style-name="T5">CONSTRAINT</text:span></text:p>
      <text:p text:style-name="P1"><text:s text:c="8"/>-None</text:p>
      <text:p text:style-name="P1"><text:s text:c="4"/>-<text:span text:style-name="T5">COMPLETENESS</text:span> <text:span text:style-name="T5">CONSTRAINT</text:span></text:p>
      <text:p text:style-name="P1"><text:s text:c="8"/>-None</text:p>
      <text:p text:style-name="P1"><text:s text:c="4"/>-<text:span text:style-name="T5">ENTITIES</text:span> <text:span text:style-name="T5">AND</text:span> <text:span text:style-name="T5">THEIR</text:span> <text:span text:style-name="T5">DATATYPES</text:span></text:p>
      <text:p text:style-name="P1"><text:s text:c="4"/>(</text:p>
      <text:p text:style-name="P1"><text:s text:c="8"/>feedback_id INT NOT NULL AUTO_INCREMENT,</text:p>
      <text:p text:style-name="P1"><text:s text:c="8"/>customer_name CHAR(40),</text:p>
      <text:p text:style-name="P1"><text:s text:c="8"/>time_of_feedback TIMESTAMP DEFAULT CURRENT_TIMESTAMP,</text:p>
      <text:p text:style-name="P1"><text:s text:c="8"/>feedback_body CHAR(100),</text:p>
      <text:p text:style-name="P1"><text:s text:c="8"/>PRIMARY KEY(feedback_id)</text:p>
      <text:p text:style-name="P1"><text:s text:c="4"/>)</text:p>
      <text:p text:style-name="P1"/>
      <text:p text:style-name="P2">REFUND</text:p>
      <text:p text:style-name="P1"><text:s text:c="4"/>-<text:span text:style-name="T5">SUBCLASSES</text:span></text:p>
      <text:p text:style-name="P1"><text:s text:c="8"/>-None</text:p>
      <text:p text:style-name="P1"><text:s text:c="4"/>-<text:span text:style-name="T5">SPECIALIZATION</text:span></text:p>
      <text:p text:style-name="P1"><text:s text:c="8"/>-None</text:p>
      <text:p text:style-name="P1"><text:s text:c="4"/>-<text:span text:style-name="T5">DISJOINTNESS</text:span> <text:span text:style-name="T5">CONSTRAINT</text:span></text:p>
      <text:p text:style-name="P1"><text:s text:c="8"/>-None</text:p>
      <text:p text:style-name="P1"><text:s text:c="4"/>-<text:span text:style-name="T5">COMPLETENESS</text:span> <text:span text:style-name="T5">CONSTRAINT</text:span></text:p>
      <text:p text:style-name="P1"><text:s text:c="8"/>-None</text:p>
      <text:p text:style-name="P1"><text:s text:c="4"/>-<text:span text:style-name="T5">ENTITIES</text:span> <text:span text:style-name="T5">AND</text:span> <text:span text:style-name="T5">THEIR</text:span> <text:span text:style-name="T5">DATATYPES</text:span></text:p>
      <text:p text:style-name="P1"><text:s text:c="4"/>(</text:p>
      <text:p text:style-name="P1"><text:s text:c="8"/>refund_id INT NOT NULL AUTO_INCREMENT,</text:p>
      <text:p text:style-name="P1"><text:s text:c="8"/>customer_id INT,</text:p>
      <text:p text:style-name="P1"><text:s text:c="8"/>purchase_id INT,</text:p>
      <text:p text:style-name="P1"><text:s text:c="8"/>refund_price INT,</text:p>
      <text:p text:style-name="P1"><text:s text:c="8"/>PRIMARY KEY (refund_id)</text:p>
      <text:p text:style-name="P1"><text:s text:c="4"/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date>2014-11-05T13:13:08.071277104</dc:date>
    <meta:editing-duration>PT3M20S</meta:editing-duration>
    <meta:editing-cycles>2</meta:editing-cycles>
    <meta:document-statistic meta:table-count="0" meta:image-count="0" meta:object-count="0" meta:page-count="4" meta:paragraph-count="232" meta:word-count="531" meta:character-count="5814" meta:non-whitespace-character-count="4052"/>
  </office:meta>
</office:document-meta>
</file>